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2.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-tool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https://github.com/aeolus-incubator/dev-tools</text:p>
            <text:p>http://blog.aeolusproject.org/upstream-conductor-development/</text:p>
            <text:p/>
            <text:p>Crag Wolf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2" draw:layer="layout" svg:width="24.639cm" svg:height="12.179cm" svg:x="1.4cm" svg:y="4.909cm" presentation:class="subtitle" presentation:user-transformed="true">
          <draw:text-box>
            <text:p text:style-name="P1"><text:span text:style-name="T1">Quickly create a development environment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urrently supports RHEL, F16 and F17 only</text:span></text:p>
            <text:p text:style-name="P1"><text:span text:style-name="T1"/></text:p>
            <text:p text:style-name="P1"><text:span text:style-name="T1">Requires you have already installed imagefactory, iwhd, and deltacloud. One way to get these is to run yum install aeolus-all and aeolus-configure.</text:span></text:p>
            <text:p text:style-name="P1"><text:span text:style-name="T2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2" draw:layer="layout" svg:width="24.639cm" svg:height="12.18cm" svg:x="1.269cm" svg:y="4.572cm" presentation:class="subtitle" presentation:user-transformed="true">
          <draw:text-box>
            <text:p text:style-name="P1"><text:span text:style-name="T3">System ruby:</text:span></text:p>
            <text:p text:style-name="P1"><text:span text:style-name="T3">curl https://raw.github.com/aeolus-incubator/dev-tools/master/bootstrap.sh | /bin/sh -x</text:span></text:p>
            <text:p text:style-name="P1"><text:span text:style-name="T3"/></text:p>
            <text:p text:style-name="P1"><text:span text:style-name="T3">rbenv:</text:span></text:p>
            <text:p text:style-name="P1"><text:span text:style-name="T3">export RBENV_VERSION=1.9.3-p194; curl https://raw.github.com/aeolus-incubator/dev-tools/master/bootstrap.sh | /bin/sh -x</text:span></text:p>
            <text:p text:style-name="P1"><text:span text:style-name="T3"/></text:p>
            <text:p text:style-name="P1"><text:span text:style-name="T3">Default behavior</text:span></text:p>
            <text:p text:style-name="P1"><text:span text:style-name="T3">export DEV_USERNAME=test</text:span></text:p>
            <text:p text:style-name="P1"><text:span text:style-name="T3">export WORKDIR=/tmp/test</text:span></text:p>
            <text:p text:style-name="P1"><text:span text:style-name="T3">export FACTER_CONDUCTOR_PORT=3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4" draw:layer="layout" svg:width="24.639cm" svg:height="12.179cm" svg:x="1.4cm" svg:y="4.914cm" presentation:class="subtitle" presentation:user-transformed="true">
          <draw:text-box>
            <text:p text:style-name="P1"><text:span text:style-name="T4">By default it will make some assumptions about the location of certain services and configuration files. You can change them to suit your environment by setting these facts:</text:span></text:p>
            <text:p text:style-name="P1"><text:span text:style-name="T3"/></text:p>
            <text:p text:style-name="P1"><text:span text:style-name="T3">FACTER_DELTACLOUD_URL=http://localhost:3002/api</text:span></text:p>
            <text:p text:style-name="P1"><text:span text:style-name="T3">FACTER_IMAGEFACTORY_URL=https://localhost:8075/imagefactory</text:span></text:p>
            <text:p text:style-name="P1"><text:span text:style-name="T3">FACTER_IWHD_URL=http://localhost:9090</text:span></text:p>
            <text:p text:style-name="P1"><text:span text:style-name="T3">FACTER_OAUTH_JSON_FILE=/etc/aeolus-conductor/oauth.json</text:span></text:p>
            <text:p text:style-name="P1"><text:span text:style-name="T4"/></text:p>
            <text:p text:style-name="P1"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2" draw:layer="layout" svg:width="24.639cm" svg:height="15.625cm" svg:x="1.4cm" svg:y="3.186cm" presentation:class="subtitle" presentation:user-transformed="true">
          <draw:text-box>
            <text:p text:style-name="P1"><text:span text:style-name="T3">Clones the aeolus-conductor, aeolus-cli, aeolus-image-rubygem repos under</text:span></text:p>
            <text:p text:style-name="P1"><text:span text:style-name="T3"/></text:p>
            <text:p text:style-name="P1"><text:span text:style-name="T3">$WORKDIR/</text:span></text:p>
            <text:p text:style-name="P1"><text:span text:style-name="T3"><text:s text:c="2"/></text:span><text:span text:style-name="T3">conductor/ <text:s text:c="22"/># https://github.com/aeolusproject/conductor</text:span></text:p>
            <text:p text:style-name="P1"><text:span text:style-name="T3"><text:s text:c="2"/></text:span><text:span text:style-name="T3">aeolus-cli/ <text:s text:c="22"/># <text:s/>https://github.com/aeolusproject/aeolus-cli</text:span></text:p>
            <text:p text:style-name="P1"><text:span text:style-name="T3"><text:s text:c="2"/></text:span><text:span text:style-name="T3">aeolus-image-rubygem/ # <text:s/>https://github.com/aeolusproject/aeolus-image-rubygem</text:span></text:p>
            <text:p text:style-name="P1"><text:span text:style-name="T3"/></text:p>
            <text:p text:style-name="P1"><text:span text:style-name="T3"/></text:p>
            <text:p text:style-name="P1"><text:span text:style-name="T3">Configures conductor to use sqlite3</text:span></text:p>
            <text:p text:style-name="P1"><text:span text:style-name="T3"/></text:p>
            <text:p text:style-name="P1"><text:span text:style-name="T3">Executes bundle install to pull in the gems needed by conductor, installing them locally</text:span></text:p>
            <text:p text:style-name="P1"><text:span text:style-name="T3"/></text:p>
            <text:p text:style-name="P1"><text:span text:style-name="T3">Creates and migrates the database. Creates the admin account. </text:span></text:p>
            <text:p text:style-name="P1"><text:span text:style-name="T3"/></text:p>
            <text:p text:style-name="P1"><text:span text:style-name="T3">Starts conductor, delayed_job, dbomat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5" draw:layer="layout" svg:width="24.639cm" svg:height="12.179cm" svg:x="1.4cm" svg:y="4.914cm" presentation:class="subtitle" presentation:user-transformed="true">
          <draw:text-box>
            <text:p text:style-name="P1"><text:span text:style-name="T3"/></text:p>
            <text:p text:style-name="P1"><text:span text:style-name="T3">With services need to run conductor up and running.</text:span></text:p>
            <text:p text:style-name="P1"><text:span text:style-name="T3">You can cd into $WORKDIR/conductor and hack away.</text:span></text:p>
            <text:p text:style-name="P1"><text:span text:style-name="T3"/></text:p>
            <text:p text:style-name="P1"><text:span text:style-name="T3">bundle exec cucumber</text:span></text:p>
            <text:p text:style-name="P1"><text:span text:style-name="T3">bundle exec rake spec</text:span></text:p>
            <text:p text:style-name="P1"><text:span text:style-name="T3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4" draw:layer="layout" svg:width="24.639cm" svg:height="14.363cm" svg:x="1.4cm" svg:y="3.824cm" presentation:class="subtitle" presentation:user-transformed="true">
          <draw:text-box>
            <text:p text:style-name="P1"><text:span text:style-name="T3"/></text:p>
            <text:p text:style-name="P1"><text:span text:style-name="T3">Supports checking out specific branches</text:span></text:p>
            <text:p text:style-name="P1"><text:span text:style-name="T3"/></text:p>
            <text:p text:style-name="P1"><text:span text:style-name="T3">FACTER_AEOLUS_CLI_BRANCH=0.5.x</text:span></text:p>
            <text:p text:style-name="P1"><text:span text:style-name="T3">FACTER_AEOLUS_IMAGE_RUBYGEM_BRANCH=0.3-maint</text:span></text:p>
            <text:p text:style-name="P1"><text:span text:style-name="T3">FACTER_CONDUCTOR_BRANCH=0.10.x</text:span></text:p>
            <text:p text:style-name="P1"><text:span text:style-name="T3"/></text:p>
            <text:p text:style-name="P1"><text:span text:style-name="T3"/></text:p>
            <text:p text:style-name="P1"><text:span text:style-name="T3">Supports checking out specific pull requests</text:span></text:p>
            <text:p text:style-name="P1"><text:span text:style-name="T3"/></text:p>
            <text:p text:style-name="P1"><text:span text:style-name="T3">FACTER_AEOLUS_CLI_PULL_REQUEST=6</text:span></text:p>
            <text:p text:style-name="P1"><text:span text:style-name="T3">FACTER_AEOLUS_IMAGE_RUBYGEM_PULL_REQUEST=7</text:span></text:p>
            <text:p text:style-name="P1"><text:span text:style-name="T3">FACTER_CONDUCTOR_PULL_REQUEST=47</text:span></text:p>
            <text:p text:style-name="P1"><text:span text:style-name="T4"/></text:p>
            <text:p text:style-name="P1"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4" draw:layer="layout" svg:width="24.639cm" svg:height="13.159cm" svg:x="1.524cm" svg:y="4.336cm" presentation:class="subtitle" presentation:user-transformed="true">
          <draw:text-box>
            <text:p text:style-name="P1"><text:span text:style-name="T4">Run it again?</text:span></text:p>
            <text:p text:style-name="P1"><text:span text:style-name="T1"/></text:p>
            <text:p text:style-name="P1"><text:span text:style-name="T1">rm $WORKDIR</text:span></text:p>
            <text:p text:style-name="P1"><text:span text:style-name="T1">killall ruby</text:span></text:p>
            <text:p text:style-name="P1"><text:span text:style-name="T1">bootstrap.sh</text:span></text:p>
            <text:p text:style-name="P1"><text:span text:style-name="T1"/></text:p>
            <text:p text:style-name="P1"><text:span text:style-name="T1"/></text:p>
            <text:p text:style-name="P1"><text:span text:style-name="T1">Or create a parallel development environment by </text:span></text:p>
            <text:p text:style-name="P1"><text:span text:style-name="T3"/></text:p>
            <text:p text:style-name="P1"><text:span text:style-name="T3">export WORKDIR=/tmp/second</text:span></text:p>
            <text:p text:style-name="P1"><text:span text:style-name="T3">export FACTER_CONDUCTOR_PORT=4000</text:span></text:p>
            <text:p text:style-name="P1"><text:span text:style-name="T3">bootstrap.sh</text:span></text:p>
            <text:p text:style-name="P1"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2T18:33:28</meta:creation-date>
    <dc:date>2012-11-08T01:21:57</dc:date>
    <meta:editing-duration>P1DT15M28S</meta:editing-duration>
    <meta:editing-cycles>43</meta:editing-cycles>
    <meta:generator>LibreOffice/3.5$Linux_X86_64 LibreOffice_project/350m1$Build-2</meta:generator>
    <meta:document-statistic meta:object-count="46"/>
  </office:meta>
</office:document-meta>
</file>